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color="#0066b3" style:font-name="arial" fo:font-size="12pt" fo:language="en" fo:country="US" officeooo:rsid="0012bb89" officeooo:paragraph-rsid="00131a2e" style:font-size-asian="12pt" style:font-size-complex="12pt"/>
    </style:style>
    <style:style style:name="P2" style:family="paragraph" style:parent-style-name="Standard">
      <style:paragraph-properties fo:line-height="150%"/>
      <style:text-properties fo:color="#0066b3" style:font-name="arial" fo:font-size="12pt" fo:language="en" fo:country="US" officeooo:rsid="0012bb89" officeooo:paragraph-rsid="0012bb89" style:font-size-asian="12pt" style:font-size-complex="12pt"/>
    </style:style>
    <style:style style:name="P3" style:family="paragraph" style:parent-style-name="Standard">
      <style:paragraph-properties fo:line-height="150%"/>
      <style:text-properties fo:color="#0066b3" style:font-name="arial" fo:font-size="12pt" fo:language="en" fo:country="US" officeooo:rsid="001275bc" officeooo:paragraph-rsid="001275bc" style:font-size-asian="12pt" style:font-size-complex="12pt"/>
    </style:style>
    <style:style style:name="P4" style:family="paragraph" style:parent-style-name="Standard">
      <style:paragraph-properties fo:line-height="150%"/>
      <style:text-properties fo:color="#0066b3" style:font-name="arial" fo:font-size="12pt" fo:language="en" fo:country="US" fo:font-style="normal" officeooo:rsid="0029f74a" officeooo:paragraph-rsid="0029f74a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line-height="150%" fo:text-align="center" style:justify-single-word="false"/>
      <style:text-properties fo:color="#ed1c24" style:font-name="arial" fo:font-size="14pt" fo:language="en" fo:country="US" style:text-underline-style="solid" style:text-underline-width="auto" style:text-underline-color="font-color" officeooo:rsid="001901b5" officeooo:paragraph-rsid="001901b5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color="#ed1c24" style:font-name="arial" fo:font-size="12pt" fo:language="en" fo:country="US" style:text-underline-style="solid" style:text-underline-width="auto" style:text-underline-color="font-color" fo:font-weight="bold" officeooo:rsid="001901b5" officeooo:paragraph-rsid="001901b5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50%"/>
      <style:text-properties style:font-name="arial" fo:font-size="12pt" officeooo:paragraph-rsid="0012bb89" style:font-size-asian="12pt" style:font-size-complex="12pt"/>
    </style:style>
    <style:style style:name="P8" style:family="paragraph" style:parent-style-name="Standard">
      <style:paragraph-properties fo:line-height="150%"/>
      <style:text-properties style:font-name="arial" fo:font-size="12pt" fo:language="en" fo:country="US" officeooo:paragraph-rsid="001430c7" style:font-size-asian="12pt" style:font-size-complex="12pt"/>
    </style:style>
    <style:style style:name="P9" style:family="paragraph" style:parent-style-name="Standard">
      <style:paragraph-properties fo:line-height="150%"/>
      <style:text-properties style:font-name="arial" fo:font-size="12pt" fo:language="en" fo:country="US" officeooo:rsid="001275bc" officeooo:paragraph-rsid="001275bc" style:font-size-asian="12pt" style:font-size-complex="12pt"/>
    </style:style>
    <style:style style:name="P10" style:family="paragraph" style:parent-style-name="Standard">
      <style:paragraph-properties fo:line-height="150%"/>
      <style:text-properties style:font-name="arial" fo:font-size="12pt" fo:language="en" fo:country="US" officeooo:rsid="00131a2e" officeooo:paragraph-rsid="00131a2e" style:font-size-asian="12pt" style:font-size-complex="12pt"/>
    </style:style>
    <style:style style:name="P11" style:family="paragraph" style:parent-style-name="Standard">
      <style:paragraph-properties fo:line-height="150%"/>
      <style:text-properties style:font-name="arial" fo:font-size="12pt" fo:language="en" fo:country="US" officeooo:rsid="0012bb89" officeooo:paragraph-rsid="0012bb89" style:font-size-asian="12pt" style:font-size-complex="12pt"/>
    </style:style>
    <style:style style:name="P12" style:family="paragraph" style:parent-style-name="Standard">
      <style:paragraph-properties fo:line-height="150%"/>
      <style:text-properties style:font-name="arial" fo:font-size="12pt" fo:language="en" fo:country="US" fo:font-weight="bold" officeooo:rsid="001275bc" officeooo:paragraph-rsid="001275bc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150%"/>
      <style:text-properties style:font-name="arial" fo:font-size="12pt" fo:language="en" fo:country="US" fo:font-weight="bold" officeooo:rsid="0012bb89" officeooo:paragraph-rsid="0012bb89" style:font-size-asian="12pt" style:font-weight-asian="bold" style:font-size-complex="12pt" style:font-weight-complex="bold"/>
    </style:style>
    <style:style style:name="P14" style:family="paragraph" style:parent-style-name="Standard">
      <style:paragraph-properties fo:line-height="150%"/>
      <style:text-properties style:font-name="arial" fo:font-size="12pt" fo:language="en" fo:country="US" fo:font-weight="bold" officeooo:rsid="001901b5" officeooo:paragraph-rsid="001901b5" style:font-size-asian="12pt" style:font-weight-asian="bold" style:font-size-complex="12pt" style:font-weight-complex="bold"/>
    </style:style>
    <style:style style:name="P15" style:family="paragraph" style:parent-style-name="Standard">
      <style:paragraph-properties fo:line-height="150%"/>
      <style:text-properties style:font-name="arial" fo:font-size="12pt" fo:language="en" fo:country="US" fo:font-weight="normal" officeooo:paragraph-rsid="0012bb89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50%"/>
      <style:text-properties style:font-name="arial" fo:font-size="12pt" fo:language="en" fo:country="US" fo:font-weight="normal" officeooo:rsid="001f2642" officeooo:paragraph-rsid="001f2642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50%" style:writing-mode="lr-tb"/>
      <style:text-properties fo:color="#000000" style:font-name="arial" fo:font-size="12pt" fo:language="en" fo:country="US" fo:font-style="italic" fo:background-color="#ffffff" style:font-size-asian="12pt" style:font-style-asian="italic" style:font-size-complex="12pt" style:font-style-complex="italic"/>
    </style:style>
    <style:style style:name="P18" style:family="paragraph" style:parent-style-name="Standard">
      <style:paragraph-properties fo:line-height="150%" style:writing-mode="lr-tb"/>
      <style:text-properties fo:color="#000000" style:font-name="arial" fo:font-size="12pt" fo:language="en" fo:country="US" fo:background-color="#ffffff" style:font-size-asian="12pt" style:font-size-complex="12pt"/>
    </style:style>
    <style:style style:name="P19" style:family="paragraph" style:parent-style-name="Standard">
      <style:paragraph-properties fo:line-height="150%" style:writing-mode="lr-tb"/>
      <style:text-properties style:font-name="arial" fo:font-size="12pt" fo:language="en" fo:country="US" style:font-size-asian="12pt" style:font-size-complex="12pt"/>
    </style:style>
    <style:style style:name="P20" style:family="paragraph" style:parent-style-name="Standard">
      <style:paragraph-properties fo:line-height="150%" style:writing-mode="lr-tb"/>
      <style:text-properties style:font-name="arial" fo:font-size="12pt" fo:language="en" fo:country="US" fo:font-weight="bold" officeooo:rsid="001275bc" officeooo:paragraph-rsid="001275bc" style:font-size-asian="12pt" style:font-weight-asian="bold" style:font-size-complex="12pt" style:font-weight-complex="bold"/>
    </style:style>
    <style:style style:name="P21" style:family="paragraph" style:parent-style-name="Standard">
      <style:paragraph-properties fo:line-height="150%" style:writing-mode="lr-tb"/>
      <style:text-properties style:font-name="arial" fo:font-size="12pt" fo:language="en" fo:country="US" fo:font-style="italic" style:font-size-asian="12pt" style:font-style-asian="italic" style:font-size-complex="12pt" style:font-style-complex="italic"/>
    </style:style>
    <style:style style:name="P22" style:family="paragraph" style:parent-style-name="Standard">
      <style:paragraph-properties fo:line-height="150%" style:writing-mode="lr-tb"/>
      <style:text-properties fo:color="#0066b3" style:font-name="arial" fo:font-size="12pt" fo:language="en" fo:country="US" officeooo:rsid="001275bc" officeooo:paragraph-rsid="001275bc" fo:background-color="#ffffff" style:font-size-asian="12pt" style:font-size-complex="12pt"/>
    </style:style>
    <style:style style:name="P23" style:family="paragraph" style:parent-style-name="Text_20_body">
      <style:paragraph-properties fo:line-height="150%"/>
      <style:text-properties fo:color="#0066b3" style:font-name="arial" fo:font-size="12pt" fo:language="en" fo:country="US" fo:font-style="normal" fo:font-weight="normal" officeooo:rsid="0012bb89" officeooo:paragraph-rsid="0012bb89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fo:line-height="150%"/>
      <style:text-properties fo:color="#0066b3" style:font-name="arial" fo:font-size="12pt" fo:language="en" fo:country="US" fo:font-style="normal" fo:font-weight="normal" officeooo:rsid="00131a2e" officeooo:paragraph-rsid="00131a2e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>
      <style:paragraph-properties fo:line-height="150%"/>
      <style:text-properties fo:color="#0066b3" style:font-name="arial" fo:font-size="12pt" fo:language="en" fo:country="US" fo:font-style="normal" fo:font-weight="normal" officeooo:rsid="00131a2e" officeooo:paragraph-rsid="001610f3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style:paragraph-properties fo:line-height="150%"/>
      <style:text-properties fo:color="#0066b3" style:font-name="arial" fo:font-size="12pt" fo:language="en" fo:country="US" fo:font-style="normal" fo:font-weight="normal" officeooo:rsid="0017a4ef" officeooo:paragraph-rsid="0017a4ef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paragraph-properties fo:line-height="150%"/>
      <style:text-properties fo:color="#0066b3" style:font-name="arial" fo:font-size="12pt" fo:language="en" fo:country="US" fo:font-style="normal" fo:font-weight="normal" officeooo:rsid="00160068" officeooo:paragraph-rsid="00160068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>
      <style:paragraph-properties fo:line-height="150%"/>
      <style:text-properties fo:color="#0066b3" style:font-name="arial" fo:font-size="12pt" fo:language="en" fo:country="US" fo:font-style="normal" fo:font-weight="normal" officeooo:rsid="00160068" officeooo:paragraph-rsid="001610f3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>
      <style:paragraph-properties fo:line-height="150%"/>
      <style:text-properties fo:color="#0066b3" style:font-name="arial" fo:font-size="12pt" fo:language="en" fo:country="US" fo:font-style="normal" fo:font-weight="normal" officeooo:rsid="001430c7" officeooo:paragraph-rsid="001430c7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paragraph-properties fo:line-height="150%"/>
      <style:text-properties fo:color="#0066b3" style:font-name="arial" fo:font-size="12pt" fo:language="en" fo:country="US" fo:font-style="normal" fo:font-weight="normal" officeooo:rsid="0015319b" officeooo:paragraph-rsid="0015319b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>
      <style:paragraph-properties fo:line-height="150%"/>
      <style:text-properties fo:color="#0066b3" style:font-name="arial" fo:font-size="12pt" fo:language="en" fo:country="US" fo:font-style="normal" fo:font-weight="normal" officeooo:rsid="00156263" officeooo:paragraph-rsid="00156263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ext_20_body">
      <style:paragraph-properties fo:line-height="150%"/>
      <style:text-properties fo:color="#0066b3" style:font-name="arial" fo:font-size="12pt" fo:language="en" fo:country="US" fo:font-style="normal" fo:font-weight="normal" officeooo:rsid="001610f3" officeooo:paragraph-rsid="001610f3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Text_20_body">
      <style:paragraph-properties fo:line-height="150%"/>
      <style:text-properties fo:color="#0066b3" style:font-name="arial" fo:font-size="12pt" fo:language="en" fo:country="US" fo:font-style="normal" fo:font-weight="normal" officeooo:rsid="002231c4" officeooo:paragraph-rsid="002231c4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Text_20_body">
      <style:paragraph-properties fo:line-height="150%"/>
      <style:text-properties fo:color="#0066b3" style:font-name="arial" fo:font-size="12pt" fo:language="en" fo:country="US" fo:font-style="normal" fo:font-weight="normal" officeooo:rsid="002231c4" officeooo:paragraph-rsid="00227a8d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ext_20_body">
      <style:paragraph-properties fo:line-height="150%"/>
      <style:text-properties fo:color="#0066b3" style:font-name="arial" fo:font-size="12pt" fo:language="en" fo:country="US" fo:font-style="normal" fo:font-weight="normal" officeooo:rsid="002231c4" officeooo:paragraph-rsid="00256f49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ext_20_body">
      <style:paragraph-properties fo:line-height="150%"/>
      <style:text-properties fo:color="#0066b3" style:font-name="arial" fo:font-size="12pt" fo:language="en" fo:country="US" fo:font-style="normal" fo:font-weight="normal" officeooo:rsid="00227a8d" officeooo:paragraph-rsid="00227a8d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>
      <style:paragraph-properties fo:line-height="150%"/>
      <style:text-properties fo:color="#0066b3" style:font-name="arial" fo:font-size="12pt" fo:language="en" fo:country="US" fo:font-style="normal" fo:font-weight="normal" officeooo:rsid="00234dbe" officeooo:paragraph-rsid="00234dbe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ext_20_body">
      <style:paragraph-properties fo:line-height="150%"/>
      <style:text-properties fo:color="#0066b3" style:font-name="arial" fo:font-size="12pt" fo:language="en" fo:country="US" fo:font-style="normal" fo:font-weight="bold" officeooo:rsid="00131a2e" officeooo:paragraph-rsid="00131a2e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Text_20_body">
      <style:paragraph-properties fo:line-height="150%"/>
      <style:text-properties fo:color="#0066b3" style:font-name="arial" fo:font-size="12pt" fo:language="en" fo:country="US" fo:font-style="normal" fo:font-weight="bold" officeooo:rsid="00131a2e" officeooo:paragraph-rsid="00160068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Text_20_body">
      <style:paragraph-properties fo:line-height="150%"/>
      <style:text-properties fo:color="#0066b3" style:font-name="arial" fo:font-size="12pt" fo:language="en" fo:country="US" fo:font-style="normal" fo:font-weight="bold" officeooo:rsid="00160068" officeooo:paragraph-rsid="00160068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Text_20_body">
      <style:paragraph-properties fo:line-height="150%"/>
      <style:text-properties fo:color="#0066b3" style:font-name="arial" fo:font-size="12pt" fo:language="en" fo:country="US" fo:font-style="normal" style:text-underline-style="solid" style:text-underline-width="auto" style:text-underline-color="font-color" fo:font-weight="normal" officeooo:rsid="001430c7" officeooo:paragraph-rsid="002231c4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Text_20_body">
      <style:paragraph-properties fo:line-height="150%"/>
      <style:text-properties fo:color="#000000" style:font-name="arial" fo:font-size="12pt" fo:language="en" fo:country="US" fo:font-style="normal" fo:font-weight="normal" officeooo:rsid="00131a2e" officeooo:paragraph-rsid="00131a2e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Text_20_body">
      <style:paragraph-properties fo:line-height="150%"/>
      <style:text-properties fo:color="#000000" style:font-name="arial" fo:font-size="12pt" fo:language="en" fo:country="US" fo:font-style="normal" fo:font-weight="normal" officeooo:rsid="00160068" officeooo:paragraph-rsid="00160068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Text_20_body">
      <style:paragraph-properties fo:line-height="150%"/>
      <style:text-properties fo:color="#000000" style:font-name="arial" fo:font-size="12pt" fo:language="en" fo:country="US" fo:font-style="normal" fo:font-weight="normal" officeooo:rsid="001610f3" officeooo:paragraph-rsid="001610f3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Text_20_body">
      <style:paragraph-properties fo:line-height="150%"/>
      <style:text-properties fo:color="#000000" style:font-name="arial" fo:font-size="12pt" fo:language="en" fo:country="US" fo:font-style="normal" fo:font-weight="normal" officeooo:rsid="0012bb89" officeooo:paragraph-rsid="001d284d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Text_20_body">
      <style:paragraph-properties fo:line-height="150%"/>
      <style:text-properties fo:color="#000000" style:font-name="arial" fo:font-size="12pt" fo:language="en" fo:country="US" fo:font-style="normal" fo:font-weight="bold" officeooo:rsid="00131a2e" officeooo:paragraph-rsid="00131a2e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Text_20_body">
      <style:paragraph-properties fo:line-height="150%"/>
      <style:text-properties fo:color="#000000" style:font-name="arial" fo:font-size="12pt" fo:language="en" fo:country="US" fo:font-style="normal" fo:font-weight="bold" officeooo:rsid="001610f3" officeooo:paragraph-rsid="001610f3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Text_20_body">
      <style:paragraph-properties fo:line-height="150%"/>
      <style:text-properties style:use-window-font-color="true" style:font-name="arial" fo:font-size="12pt" fo:language="en" fo:country="US" fo:font-style="normal" fo:font-weight="bold" officeooo:rsid="0012bb89" officeooo:paragraph-rsid="0012bb89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Text_20_body">
      <style:paragraph-properties fo:line-height="150%"/>
      <style:text-properties style:use-window-font-color="true" style:font-name="arial" fo:font-size="12pt" fo:language="en" fo:country="US" fo:font-style="normal" fo:font-weight="normal" officeooo:rsid="00131a2e" officeooo:paragraph-rsid="00131a2e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Text_20_body">
      <style:paragraph-properties fo:line-height="150%"/>
      <style:text-properties style:use-window-font-color="true" style:font-name="arial" fo:font-size="12pt" fo:language="en" fo:country="US" fo:font-style="normal" fo:font-weight="normal" officeooo:rsid="00160068" officeooo:paragraph-rsid="00160068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Text_20_body">
      <style:paragraph-properties fo:line-height="150%" fo:text-align="center" style:justify-single-word="false"/>
      <style:text-properties fo:color="#ed1c24" style:font-name="arial" fo:font-size="12pt" fo:language="en" fo:country="US" fo:font-style="normal" style:text-underline-style="solid" style:text-underline-width="auto" style:text-underline-color="font-color" fo:font-weight="bold" officeooo:rsid="00131a2e" officeooo:paragraph-rsid="00131a2e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Text_20_body">
      <style:paragraph-properties fo:line-height="150%"/>
      <style:text-properties style:font-name="arial" fo:font-size="12pt" fo:language="en" fo:country="US" fo:font-style="italic" officeooo:rsid="0012bb89" officeooo:paragraph-rsid="0012bb89" style:font-size-asian="12pt" style:font-style-asian="italic" style:font-size-complex="12pt" style:font-style-complex="italic"/>
    </style:style>
    <style:style style:name="P53" style:family="paragraph" style:parent-style-name="Text_20_body">
      <style:paragraph-properties fo:line-height="150%"/>
      <style:text-properties style:font-name="arial" fo:font-size="12pt" fo:language="en" fo:country="US" fo:font-style="italic" fo:font-weight="normal" officeooo:rsid="0012bb89" officeooo:paragraph-rsid="0012bb89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Text_20_body">
      <style:paragraph-properties fo:line-height="150%"/>
      <style:text-properties style:font-name="arial" fo:font-size="12pt" fo:language="en" fo:country="US" fo:font-style="normal" fo:font-weight="normal" officeooo:rsid="0012bb89" officeooo:paragraph-rsid="0012bb89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Text_20_body">
      <style:paragraph-properties fo:line-height="150%"/>
      <style:text-properties officeooo:rsid="002231c4" officeooo:paragraph-rsid="002231c4"/>
    </style:style>
    <style:style style:name="P56" style:family="paragraph" style:parent-style-name="Text_20_body">
      <style:paragraph-properties fo:line-height="150%"/>
      <style:text-properties officeooo:rsid="002231c4" officeooo:paragraph-rsid="00227a8d"/>
    </style:style>
    <style:style style:name="P57" style:family="paragraph" style:parent-style-name="Text_20_body">
      <style:paragraph-properties fo:line-height="150%"/>
      <style:text-properties officeooo:rsid="00227a8d" officeooo:paragraph-rsid="00227a8d"/>
    </style:style>
    <style:style style:name="P58" style:family="paragraph" style:parent-style-name="Text_20_body">
      <style:paragraph-properties fo:line-height="150%"/>
      <style:text-properties officeooo:rsid="0024108f" officeooo:paragraph-rsid="0024108f"/>
    </style:style>
    <style:style style:name="P59" style:family="paragraph" style:parent-style-name="Text_20_body">
      <style:paragraph-properties fo:line-height="150%"/>
      <style:text-properties officeooo:rsid="0024108f" officeooo:paragraph-rsid="00256f49"/>
    </style:style>
    <style:style style:name="P60" style:family="paragraph" style:parent-style-name="Text_20_body">
      <style:paragraph-properties fo:line-height="150%"/>
      <style:text-properties officeooo:rsid="00256f49" officeooo:paragraph-rsid="00256f49"/>
    </style:style>
    <style:style style:name="P61" style:family="paragraph" style:parent-style-name="Standard">
      <style:paragraph-properties fo:line-height="150%"/>
      <style:text-properties fo:color="#000000" style:font-name="arial" fo:font-size="12pt" fo:language="en" fo:country="US" officeooo:paragraph-rsid="001275bc" fo:background-color="#ffffff" style:font-size-asian="12pt" style:font-size-complex="12pt"/>
    </style:style>
    <style:style style:name="P62" style:family="paragraph" style:parent-style-name="Text_20_body" style:list-style-name="L1">
      <style:paragraph-properties fo:line-height="150%"/>
      <style:text-properties officeooo:paragraph-rsid="001430c7"/>
    </style:style>
    <style:style style:name="P63" style:family="paragraph" style:parent-style-name="Text_20_body" style:list-style-name="L2">
      <style:paragraph-properties fo:line-height="150%"/>
      <style:text-properties officeooo:paragraph-rsid="001430c7"/>
    </style:style>
    <style:style style:name="P64" style:family="paragraph" style:parent-style-name="Text_20_body" style:list-style-name="L3">
      <style:paragraph-properties fo:line-height="150%"/>
      <style:text-properties officeooo:paragraph-rsid="001430c7"/>
    </style:style>
    <style:style style:name="P65" style:family="paragraph" style:parent-style-name="Text_20_body" style:list-style-name="L4">
      <style:paragraph-properties fo:line-height="150%"/>
      <style:text-properties officeooo:paragraph-rsid="001430c7"/>
    </style:style>
    <style:style style:name="P66" style:family="paragraph" style:parent-style-name="Text_20_body" style:list-style-name="L5">
      <style:paragraph-properties fo:line-height="150%"/>
      <style:text-properties officeooo:paragraph-rsid="001430c7"/>
    </style:style>
    <style:style style:name="P67" style:family="paragraph" style:parent-style-name="Text_20_body" style:list-style-name="L6">
      <style:paragraph-properties fo:line-height="150%"/>
      <style:text-properties officeooo:paragraph-rsid="001430c7"/>
    </style:style>
    <style:style style:name="P68" style:family="paragraph" style:parent-style-name="Text_20_body" style:list-style-name="L8">
      <style:paragraph-properties fo:line-height="150%"/>
      <style:text-properties officeooo:paragraph-rsid="001430c7"/>
    </style:style>
    <style:style style:name="P69" style:family="paragraph" style:parent-style-name="Text_20_body" style:list-style-name="L9">
      <style:paragraph-properties fo:line-height="150%"/>
      <style:text-properties officeooo:paragraph-rsid="001430c7"/>
    </style:style>
    <style:style style:name="P70" style:family="paragraph" style:parent-style-name="Text_20_body" style:list-style-name="L7">
      <style:paragraph-properties fo:line-height="150%"/>
      <style:text-properties fo:color="#0066b3" style:font-name="arial" fo:font-size="12pt" fo:language="en" fo:country="US" fo:font-style="normal" fo:font-weight="normal" officeooo:rsid="001430c7" officeooo:paragraph-rsid="001430c7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Preformatted_20_Text">
      <style:paragraph-properties fo:line-height="150%"/>
      <style:text-properties fo:color="#000000" style:font-name="arial" fo:font-size="12pt" fo:language="en" fo:country="US" officeooo:paragraph-rsid="001275bc" fo:background-color="#ffffff" style:font-size-asian="12pt" style:font-size-complex="12pt"/>
    </style:style>
    <style:style style:name="T1" style:family="text">
      <style:text-properties officeooo:rsid="001275b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30c7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color="#0066b3"/>
    </style:style>
    <style:style style:name="T7" style:family="text">
      <style:text-properties fo:color="#0066b3" officeooo:rsid="001275bc"/>
    </style:style>
    <style:style style:name="T8" style:family="text">
      <style:text-properties fo:color="#0066b3" style:font-name="arial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66b3" style:font-name="arial" fo:font-size="12pt" fo:language="en" fo:country="US" fo:font-style="normal" fo:font-weight="normal" officeooo:rsid="001430c7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0066b3" style:font-name="arial" fo:font-size="12pt" fo:language="en" fo:country="US" fo:font-style="normal" fo:font-weight="normal" officeooo:rsid="002231c4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0066b3" style:font-name="arial" fo:font-size="12pt" fo:language="en" fo:country="US" fo:font-style="normal" fo:font-weight="normal" officeooo:rsid="00227a8d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0066b3" style:font-name="arial" fo:font-size="12pt" fo:language="en" fo:country="US" fo:font-style="normal" fo:font-weight="normal" officeooo:rsid="00234dbe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0066b3" style:font-name="arial" fo:font-size="12pt" fo:language="en" fo:country="US" fo:font-style="normal" fo:font-weight="normal" officeooo:rsid="0024108f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66b3" style:font-name="arial" fo:font-size="12pt" fo:language="en" fo:country="US" fo:font-style="normal" fo:font-weight="normal" officeooo:rsid="00251d6e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66b3" style:font-name="arial" fo:font-size="12pt" fo:language="en" fo:country="US" fo:font-style="normal" fo:font-weight="normal" officeooo:rsid="00263f27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66b3" style:font-name="arial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0066b3" style:font-name="arial" fo:font-size="12pt" fo:language="en" fo:country="US" fo:font-style="normal" style:text-underline-style="none" fo:font-weight="normal" officeooo:rsid="00256f49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901b5" style:font-weight-asian="normal" style:font-weight-complex="normal"/>
    </style:style>
    <style:style style:name="T20" style:family="text">
      <style:text-properties officeooo:rsid="00131a2e"/>
    </style:style>
    <style:style style:name="T21" style:family="text">
      <style:text-properties fo:color="#000000"/>
    </style:style>
    <style:style style:name="T22" style:family="text">
      <style:text-properties fo:color="#000000" officeooo:rsid="00131a2e"/>
    </style:style>
    <style:style style:name="T23" style:family="text">
      <style:text-properties fo:color="#000000" officeooo:rsid="00160068"/>
    </style:style>
    <style:style style:name="T24" style:family="text">
      <style:text-properties fo:color="#000000" officeooo:rsid="0017a4ef"/>
    </style:style>
    <style:style style:name="T25" style:family="text">
      <style:text-properties officeooo:rsid="001430c7"/>
    </style:style>
    <style:style style:name="T26" style:family="text">
      <style:text-properties officeooo:rsid="0015319b"/>
    </style:style>
    <style:style style:name="T27" style:family="text">
      <style:text-properties officeooo:rsid="00160068"/>
    </style:style>
    <style:style style:name="T28" style:family="text">
      <style:text-properties officeooo:rsid="001610f3"/>
    </style:style>
    <style:style style:name="T29" style:family="text">
      <style:text-properties officeooo:rsid="0017a4ef"/>
    </style:style>
    <style:style style:name="T30" style:family="text">
      <style:text-properties officeooo:rsid="001901b5"/>
    </style:style>
    <style:style style:name="T31" style:family="text">
      <style:text-properties fo:language="en" fo:country="US" fo:font-weight="bold" officeooo:rsid="001430c7" style:font-weight-asian="bold" style:font-weight-complex="bold"/>
    </style:style>
    <style:style style:name="T32" style:family="text">
      <style:text-properties fo:language="en" fo:country="US" fo:font-weight="bold" officeooo:rsid="001610f3" style:font-weight-asian="bold" style:font-weight-complex="bold"/>
    </style:style>
    <style:style style:name="T33" style:family="text">
      <style:text-properties fo:language="en" fo:country="US" fo:font-weight="bold" officeooo:rsid="0012bb89" style:font-weight-asian="bold" style:font-weight-complex="bold"/>
    </style:style>
    <style:style style:name="T34" style:family="text">
      <style:text-properties fo:language="en" fo:country="US" fo:font-weight="bold" officeooo:rsid="001a10a7" style:font-weight-asian="bold" style:font-weight-complex="bold"/>
    </style:style>
    <style:style style:name="T35" style:family="text">
      <style:text-properties fo:language="en" fo:country="US" fo:font-weight="normal" style:font-weight-asian="normal" style:font-weight-complex="normal"/>
    </style:style>
    <style:style style:name="T36" style:family="text">
      <style:text-properties officeooo:rsid="001a10a7"/>
    </style:style>
    <style:style style:name="T37" style:family="text">
      <style:text-properties officeooo:rsid="001aa4f4"/>
    </style:style>
    <style:style style:name="T38" style:family="text">
      <style:text-properties officeooo:rsid="00208b54"/>
    </style:style>
    <style:style style:name="T39" style:family="text">
      <style:text-properties officeooo:rsid="002231c4"/>
    </style:style>
    <style:style style:name="T40" style:family="text">
      <style:text-properties style:text-underline-style="none"/>
    </style:style>
    <style:style style:name="T41" style:family="text">
      <style:text-properties style:text-underline-style="none" officeooo:rsid="00234dbe"/>
    </style:style>
    <style:style style:name="T42" style:family="text">
      <style:text-properties style:text-underline-style="none" officeooo:rsid="0024108f"/>
    </style:style>
    <style:style style:name="T43" style:family="text">
      <style:text-properties style:text-underline-style="none" officeooo:rsid="00251d6e"/>
    </style:style>
    <style:style style:name="T44" style:family="text">
      <style:text-properties style:text-underline-style="none" officeooo:rsid="00256f49"/>
    </style:style>
    <style:style style:name="T45" style:family="text">
      <style:text-properties officeooo:rsid="00227a8d"/>
    </style:style>
    <style:style style:name="T46" style:family="text">
      <style:text-properties officeooo:rsid="00234dbe"/>
    </style:style>
    <style:style style:name="T47" style:family="text">
      <style:text-properties officeooo:rsid="0024108f"/>
    </style:style>
    <style:style style:name="T48" style:family="text">
      <style:text-properties officeooo:rsid="00251d6e"/>
    </style:style>
    <style:style style:name="T49" style:family="text">
      <style:text-properties officeooo:rsid="0026865e"/>
    </style:style>
    <style:style style:name="T50" style:family="text">
      <style:text-properties officeooo:rsid="0028ecae"/>
    </style:style>
    <style:style style:name="T51" style:family="text">
      <style:text-properties style:font-name="ari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H</text:span><text:span text:style-name="T2">ow to install and how to use genetic algorithm to optimize mating plans</text:span></text:p>
      <text:p text:style-name="P14"/>
      <text:p text:style-name="P14"/>
      <text:p text:style-name="P7"><text:span text:style-name="T31">Problems with installation, </text:span><text:span text:style-name="T34">compiling</text:span><text:span text:style-name="T31">, </text:span><text:span text:style-name="T32">parallelization</text:span><text:span text:style-name="T33">: Jean-Marc Alliot </text:span><text:a xlink:type="simple" xlink:href="mailto:jm@alliot.org" text:style-name="Internet_20_link" text:visited-style-name="Visited_20_Internet_20_Link"><text:span text:style-name="T35">jm@alliot.org</text:span></text:a></text:p>
      <text:p text:style-name="P15"/>
      <text:p text:style-name="P8"><text:span text:style-name="T3">Questions about genetic algorithm and linear solver : Nicolas Durand </text:span><text:span text:style-name="T19">d</text:span><text:span text:style-name="T18">urand@recherche.enac.fr</text:span></text:p>
      <text:p text:style-name="P12"/>
      <text:p text:style-name="P6">How to install</text:p>
      <text:p text:style-name="P12"/>
      <text:p text:style-name="P16">Before installation, make sure that opam and ocaml are not already installed. <text:span text:style-name="T38">First steps will focus on opam installation</text:span></text:p>
      <text:p text:style-name="P12">Step 1</text:p>
      <text:p text:style-name="P3">connect to genologin and go to your /home/user/</text:p>
      <text:p text:style-name="P9"/>
      <text:p text:style-name="P12">Step <text:span text:style-name="T38">2</text:span></text:p>
      <text:p text:style-name="P71"><text:span text:style-name="Source_20_Text"><text:span text:style-name="T51">bash -c "sh &lt;(curl -fsSL https://raw.githubusercontent.com/ocaml/opam/master/shell/install.sh)"</text:span></text:span></text:p>
      <text:p text:style-name="P61"><text:span text:style-name="T7"># link from https://opam.ocaml.org/doc/Install.html</text:span></text:p>
      <text:p text:style-name="P17">## Downloading opam 2.0.8 for linux on x86_64...<text:line-break/>## Downloaded.<text:line-break/>## Where should it be installed ? [/usr/local/bin] /home/adanguy/<text:line-break/>## opam 2.0.8 installed to /home/adanguy/<text:line-break/>## Remember to add /home/adanguy/ to your PATH<text:line-break/>## Run this script again with '--restore ' to revert.</text:p>
      <text:p text:style-name="P18"><text:line-break/><text:span text:style-name="T7">This is creating a new directory in your home named « .opam » and an executable named « opam »</text:span></text:p>
      <text:p text:style-name="P22">(to see, type ls -a)</text:p>
      <text:p text:style-name="P22">(to remove, type rm -rf ~./opam)</text:p>
      <text:p text:style-name="P19"/>
      <text:p text:style-name="P20">Step 3</text:p>
      <text:p text:style-name="P18"><text:soft-page-break/>./opam init --disable-sandboxing<text:line-break/><text:span text:style-name="T4">[NOTE] Will configure from built-in defaults.<text:line-break/>Checking for available remotes: rsync and local, git, mercurial.<text:line-break/>  - you won't be able to use darcs repositories unless you install the darcs<text:line-break/>    command on your system.<text:line-break/><text:line-break/><text:line-break/>&lt;&gt;&lt;&gt; Fetching repository information &gt;&lt;&gt;&lt;&gt;&lt;&gt;&lt;&gt;&lt;&gt;&lt;&gt;&lt;&gt;&lt;&gt;&lt;&gt;&lt;&gt;&lt;&gt;&lt;&gt;&lt;&gt;&lt;&gt;&lt;&gt;&lt;&gt;&lt;&gt;&lt;&gt;&lt;&gt;&lt;&gt;&lt;&gt;<text:line-break/>[default] Initialised<text:line-break/><text:line-break/>&lt;&gt;&lt;&gt; Required setup - please read &lt;&gt;&lt;&gt;&lt;&gt;&lt;&gt;&lt;&gt;&lt;&gt;&lt;&gt;&lt;&gt;&lt;&gt;&lt;&gt;&lt;&gt;&lt;&gt;&lt;&gt;&lt;&gt;&lt;&gt;&lt;&gt;&lt;&gt;&lt;&gt;&lt;&gt;&lt;&gt;&lt;&gt;&lt;&gt;&lt;&gt;<text:line-break/><text:line-break/>  In normal operation, opam only alters files within ~/.opam.<text:line-break/><text:line-break/>  However, to best integrate with your system, some environment variables<text:line-break/>  should be set. If you allow it to, this initialisation step will update<text:line-break/>  your bash configuration by adding the following line to ~/.bash_profile:<text:line-break/><text:line-break/>    test -r /home/adanguy/.opam/opam-init/init.sh &amp;&amp; . /home/adanguy/.opam/opam-init/init.sh &gt; /dev/null 2&gt; /dev/null || true<text:line-break/><text:line-break/>  Otherwise, every time you want to access your opam installation, you will<text:line-break/>  need to run:<text:line-break/><text:line-break/>    eval $(opam env)<text:line-break/><text:line-break/>  You can always re-run this setup with 'opam init' later.<text:line-break/><text:line-break/>Do you want opam to modify ~/.bash_profile? [N/y/f]<text:line-break/>(default is 'no', use 'f' to choose a different file)</text:span> <text:span text:style-name="T7">type</text:span><text:span text:style-name="T1"> </text:span><text:span text:style-name="T6">y</text:span><text:line-break/><text:span text:style-name="T4">A hook can be added to opam's init scripts to ensure that the shell remains in<text:line-break/>sync with the opam environment when they are loaded. Set that up? [y/N]</text:span> <text:span text:style-name="T7">type</text:span><text:span text:style-name="T1"> </text:span><text:span text:style-name="T6">y</text:span><text:line-break/><text:soft-page-break/><text:line-break/><text:span text:style-name="T4">User configuration:<text:line-break/>  ~/.bash_profile is already up-to-date.<text:line-break/>[NOTE] Make sure that ~/.bash_profile is well sourced in your ~/.bashrc. </text:span><text:line-break/><text:line-break/><text:span text:style-name="T4"><text:line-break/>&lt;&gt;&lt;&gt; Creating initial switch (ocaml-base-compiler) &gt;&lt;&gt;&lt;&gt;&lt;&gt;&lt;&gt;&lt;&gt;&lt;&gt;&lt;&gt;&lt;&gt;&lt;&gt;&lt;&gt;&lt;&gt;&lt;&gt;&lt;&gt;&lt;&gt;<text:line-break/><text:line-break/><text:line-break/>&lt;&gt;&lt;&gt; Gathering sources &gt;&lt;&gt;&lt;&gt;&lt;&gt;&lt;&gt;&lt;&gt;&lt;&gt;&lt;&gt;&lt;&gt;&lt;&gt;&lt;&gt;&lt;&gt;&lt;&gt;&lt;&gt;&lt;&gt;&lt;&gt;&lt;&gt;&lt;&gt;&lt;&gt;&lt;&gt;&lt;&gt;&lt;&gt;&lt;&gt;&lt;&gt;&lt;&gt;&lt;&gt;&lt;&gt;&lt;&gt;&lt;&gt;<text:line-break/>[ocaml-base-compiler.4.12.0] downloaded from cache at https://opam.ocaml.org/cache<text:line-break/><text:line-break/>&lt;&gt;&lt;&gt; Processing actions &lt;&gt;&lt;&gt;&lt;&gt;&lt;&gt;&lt;&gt;&lt;&gt;&lt;&gt;&lt;&gt;&lt;&gt;&lt;&gt;&lt;&gt;&lt;&gt;&lt;&gt;&lt;&gt;&lt;&gt;&lt;&gt;&lt;&gt;&lt;&gt;&lt;&gt;&lt;&gt;&lt;&gt;&lt;&gt;&lt;&gt;&lt;&gt;&lt;&gt;&lt;&gt;&lt;&gt;&lt;&gt;<text:line-break/>-&gt; installed base-bigarray.base<text:line-break/>-&gt; installed base-threads.base<text:line-break/>-&gt; installed base-unix.base<text:line-break/>-&gt; installed ocaml-options-vanilla.1<text:line-break/>-&gt; installed ocaml-base-compiler.4.12.0<text:line-break/>-&gt; installed ocaml-config.2<text:line-break/>-&gt; installed ocaml.4.12.0<text:line-break/>Done.<text:line-break/># Run eval $(opam env) to update the current shell environment </text:span></text:p>
      <text:p text:style-name="P21"/>
      <text:p text:style-name="P19"/>
      <text:p text:style-name="P13">Step <text:span text:style-name="T29">4</text:span></text:p>
      <text:p text:style-name="P11">move .opam and opam <text:span text:style-name="T29">from you /home to your /work and use</text:span> a symbolic link <text:span text:style-name="T29">to make the connection with your /home</text:span></text:p>
      <text:p text:style-name="P4">mv /home/adanguy/.opam /work/adanguy/</text:p>
      <text:p text:style-name="P4">mv /home/adanguy/opam /work/adanguy/</text:p>
      <text:p text:style-name="P4">ln -s /work/adanguy/.opam /home/adanguy/.opam</text:p>
      <text:p text:style-name="P4">ln -s /work/adanguy/opam /home/adanguy/opam</text:p>
      <text:p text:style-name="P13">Step <text:span text:style-name="T29">5</text:span> (in case of problem when typing « opam »)</text:p>
      <text:p text:style-name="P1"><text:soft-page-break/>close terminal, open a new one, go to genologin, go to your /home</text:p>
      <text:p text:style-name="P10">opam</text:p>
      <text:p text:style-name="P2">If typing « opam » gives someting like « not found », you need to contact Jean-Marc.</text:p>
      <text:p text:style-name="P2"><text:span text:style-name="T20">[</text:span>Something that might works :</text:p>
      <text:p text:style-name="P52"><text:span text:style-name="T5">printenv | grep "^PATH"</text:span><text:span text:style-name="T2"> </text:span></text:p>
      <text:p text:style-name="P53">PATH=/work/adanguy/software/phase.2.1.1.linux/:/usr/local/bioinfo/src/PLINK/plink-1.07-x86_64/:/work/adanguy/software/STRUCTURE/console/:/tools/R/R-3.4.3/bin/:/work/adanguy/.opam/default/bin:/home/adanguy/.opam/default/bin:/work/adanguy/software/phase.2.1.1.linux/:/usr/local/bioinfo/src/PLINK/plink-1.07-x86_64/:/work/adanguy/software/STRUCTURE/console/:/tools/R/R-3.4.3/bin/:/tools/bin:/usr/lib64/qt-3.3/bin:/usr/lpp/mmfs/bin/:/tools/perl5/modules/bin:/usr/local/bin:/usr/bin:/usr/local/sbin:/usr/sbin:/opt/ibutils/bin:/home/adanguy/save/bin/:<text:span text:style-name="T2">/home/adanguy/bin</text:span>:/home/adanguy/save/bin/</text:p>
      <text:p text:style-name="P23">This bold repository is a place where excutables can be automatically loaded. So you should move you opam executable in such place.</text:p>
      <text:p text:style-name="P54">mkdir bin</text:p>
      <text:p text:style-name="P54">cp opam bin </text:p>
      <text:p text:style-name="P54">opam</text:p>
      <text:p text:style-name="P23">Hope that no error remains. <text:span text:style-name="T50">Alternatively, add the path of where you installed opam using vi ~/.bashrc (example: export PATH=$PATH:/home/adanguy/) and then type “ source ~/.bashrc “]</text:span></text:p>
      <text:p text:style-name="P23"/>
      <text:p text:style-name="P48">Step <text:span text:style-name="T29">6</text:span></text:p>
      <text:p text:style-name="P42">opam update</text:p>
      <text:p text:style-name="P45">opam install parmap</text:p>
      <text:p text:style-name="P45"><text:line-break/>opam install containers-data </text:p>
      <text:p text:style-name="P46">Step <text:span text:style-name="T29">7</text:span></text:p>
      <text:p text:style-name="P24">download ag.tgz in your /work/ and umpact it</text:p>
      <text:p text:style-name="P49">tar xz<text:span text:style-name="T37">f</text:span> <text:s/>ag.tgz</text:p>
      <text:p text:style-name="P42"><text:soft-page-break/>cd AG</text:p>
      <text:p text:style-name="P42">make</text:p>
      <text:p text:style-name="P42">cd DANGUY</text:p>
      <text:p text:style-name="P42">make</text:p>
      <text:p text:style-name="P24">(you need to use « make » only one time for AG and one time for DANGUY. No need to do it in next steps)</text:p>
      <text:p text:style-name="P24">(to clean, type « make clean »)</text:p>
      <text:p text:style-name="P42"/>
      <text:p text:style-name="P51">How to use</text:p>
      <text:p text:style-name="P38"><text:span text:style-name="T23">Step 1 :</text:span><text:span text:style-name="T21">Example of configuration file </text:span><text:span text:style-name="T23">about crosses</text:span><text:span text:style-name="T21"> </text:span></text:p>
      <text:p text:style-name="P26"><text:span text:style-name="T21">cat </text:span><text:span text:style-name="T22">config400.cfg</text:span></text:p>
      <text:p text:style-name="P42"># ==========================================</text:p>
      <text:p text:style-name="P42"># Fichier de config du problème à résoudre</text:p>
      <text:p text:style-name="P42"># ==========================================</text:p>
      <text:p text:style-name="P42"># (int) : 0, 1, 2,...</text:p>
      <text:p text:style-name="P42"># (float) : 0.0, 1.23456</text:p>
      <text:p text:style-name="P42"># (bool) : (true, false)</text:p>
      <text:p text:style-name="P42"># (string) : foo_string</text:p>
      <text:p text:style-name="P42"/>
      <text:p text:style-name="P42"># File name for the problem :</text:p>
      <text:p text:style-name="P42">problem_file tab1_variance_crosses_filtered.txt </text:p>
      <text:p text:style-name="P27">Name of the input file. <text:span text:style-name="T25">Description of this file</text:span></text:p>
      <text:p text:style-name="P24">column 1 = P1 (string) = ID of parent 1</text:p>
      <text:p text:style-name="P24">column 2 = P2 (string) = ID of parent 2</text:p>
      <text:p text:style-name="P24">column 3 = <text:span text:style-name="T49">PM</text:span> (float) = expected value of progeny P1*P2</text:p>
      <text:p text:style-name="P24">column 4 = <text:span text:style-name="T49">sigma</text:span> (float) = expected sd of progeny</text:p>
      <text:p text:style-name="P24"><text:soft-page-break/>column 5 = logw (float) = log10(probability to produce a progeny with a genetic value lower than a treshold. This treshold is usually take as the genetic value of the best parental line)</text:p>
      <text:p text:style-name="P24">column 6 = <text:span text:style-name="T49">UC1</text:span> (float) = expected mean of top x % progeny (value of x <text:span text:style-name="T25">was</text:span> decided before producing this file)</text:p>
      <text:p text:style-name="P24">column 7 = <text:span text:style-name="T49">UC2</text:span> (float) = expected mean of top 0.0001 % progeny</text:p>
      <text:p text:style-name="P24">dimensions of file : nrows = number of crosses <text:span text:style-name="T27">+1</text:span>, ncolumns = 7</text:p>
      <text:p text:style-name="P42"># Model number :</text:p>
      <text:p text:style-name="P33">Each candidate cross P_i*P_j have D_ij <text:s/>progeny (D_ij is an integer, possibly 0). Progeny of P_i*P_j follow N(PM_ij, sigma²_ij) with PM_ij = expected mean of progeny and sigma²_ij = expected variance of progeny</text:p>
      <text:p text:style-name="P41">List of models</text:p>
      <text:p text:style-name="P29">one model = one fitness function <text:span text:style-name="T39">F</text:span></text:p>
      <text:list xml:id="list1570941751" text:style-name="L1">
        <text:list-item>
          <text:p text:style-name="P62"><text:span text:style-name="T9">model 1 = </text:span><text:span text:style-name="T10">PM</text:span></text:p>
        </text:list-item>
      </text:list>
      <text:p text:style-name="P60"><text:span text:style-name="T10">M</text:span><text:span text:style-name="T8">aximise the expected mean of progeny</text:span></text:p>
      <text:p text:style-name="P33">Fitness F1 = Sum_i Sum_j PM_ij * D_ij, to be maximized</text:p>
      <text:list xml:id="list1877376507" text:style-name="L2">
        <text:list-item>
          <text:p text:style-name="P63"><text:span text:style-name="T9">model 2 = </text:span><text:span text:style-name="T10">PROBA</text:span></text:p>
        </text:list-item>
      </text:list>
      <text:p text:style-name="P60"><text:span text:style-name="T10">M</text:span><text:span text:style-name="T8">aximise the expected fraction of progeny superior to a selection treshold lambda</text:span></text:p>
      <text:p text:style-name="P33">Fitness F2 = Sum_i Sum_j log(w_ij) * D_ij, to be minimized</text:p>
      <text:p text:style-name="P34"><text:span text:style-name="T45">with </text:span>w_ij = F_ij (lambda) <text:span text:style-name="T45">= expected proportion of progeny derived from P_i * P_j with genetic values inferior to lambda</text:span></text:p>
      <text:p text:style-name="P34">with F_ij = repartition function of N(PM_ij, sigma²_ij) </text:p>
      <text:p text:style-name="P34"><text:span text:style-name="T45">with</text:span> lambda = selection <text:span text:style-name="T45">threshold (constant for every cross, try: the genetic value of the best parent among all parents)</text:span></text:p>
      <text:list xml:id="list153145529" text:style-name="L3">
        <text:list-item>
          <text:p text:style-name="P64"><text:span text:style-name="T9">model 3 = </text:span><text:span text:style-name="T10">EMBV</text:span></text:p>
        </text:list-item>
      </text:list>
      <text:p text:style-name="P60"><text:span text:style-name="T10">M</text:span><text:span text:style-name="T8">aximise the expected value of the best progeny of each selected cross</text:span></text:p>
      <text:p text:style-name="P55"><text:span text:style-name="T8">Fitness F3 = Sum_i Sum_j EMBV</text:span><text:span text:style-name="T13">{</text:span><text:span text:style-name="T8">D_ij</text:span><text:span text:style-name="T13">} </text:span><text:span text:style-name="T8">* D_ij, </text:span><text:span text:style-name="T11">to be maximized</text:span></text:p>
      <text:p text:style-name="P55"><text:span text:style-name="T8">with EMBV_Dij = PM_ij + INT</text:span><text:span text:style-name="T13">{</text:span><text:span text:style-name="T8">D_ij</text:span><text:span text:style-name="T13">} </text:span><text:span text:style-name="T8">* sigma_ij</text:span></text:p>
      <text:p text:style-name="P56"><text:soft-page-break/><text:span text:style-name="T11">with </text:span><text:span text:style-name="T8">INT(D_ij) </text:span><text:span text:style-name="T11"><text:s/>the expected value of the highest order statistic in a sample of D_ij random variables drawn from N(0,1). See Burrows 1972.</text:span></text:p>
      <text:p text:style-name="P58"><text:span text:style-name="T11">B</text:span><text:span text:style-name="T8">rackets { } mean “function of”</text:span></text:p>
      <text:list xml:id="list2892152622" text:style-name="L4">
        <text:list-item>
          <text:p text:style-name="P65"><text:span text:style-name="T9">model 4 = </text:span><text:span text:style-name="T11">UC1</text:span><text:span text:style-name="T9"> </text:span><text:span text:style-name="T15">or UC2</text:span></text:p>
        </text:list-item>
      </text:list>
      <text:p text:style-name="P60"><text:span text:style-name="T9">M</text:span><text:span text:style-name="T8">aximise the expected mean of the q best progeny of each selected cross, q being a selection rate between 0 and 1.</text:span></text:p>
      <text:p text:style-name="P36">Fitness F4 = Sum_i Sum_j UC_ij<text:span text:style-name="T47">{q}</text:span> * D_ij<text:span text:style-name="T39">, </text:span>to be maximized</text:p>
      <text:p text:style-name="P36">with UC_ij<text:span text:style-name="T47">{</text:span>q<text:span text:style-name="T47">}</text:span> = PM_ij + int<text:span text:style-name="T47">{</text:span>q<text:span text:style-name="T47">} </text:span>* sigma_ij the expected mean of the q best progeny of P_i * P_j</text:p>
      <text:p text:style-name="P36">with q the fraction of selected progeny per cross (identical for each cross)</text:p>
      <text:p text:style-name="P36">with int<text:span text:style-name="T47">{</text:span>q<text:span text:style-name="T47">}</text:span> is the selection intensity at selection rate q</text:p>
      <text:list xml:id="list2854032295" text:style-name="L5">
        <text:list-item>
          <text:p text:style-name="P66"><text:span text:style-name="T9">model 5 = </text:span><text:span text:style-name="T11">UC3 </text:span><text:span text:style-name="T12">version</text:span><text:span text:style-name="T9"> 1 </text:span></text:p>
        </text:list-item>
      </text:list>
      <text:p text:style-name="P60"><text:span text:style-name="T9">M</text:span><text:span text:style-name="T8">aximise the expected mean of the q best progeny derived from the mating plan</text:span></text:p>
      <text:p text:style-name="P57"><text:span text:style-name="T9">F</text:span><text:span text:style-name="T8">itness F5 = </text:span><text:span text:style-name="T13">(</text:span><text:span text:style-name="T8">Sum_i Sum_j D_ij*q_ij*UC_ij</text:span><text:span text:style-name="T13">{</text:span><text:span text:style-name="T8">q_ij</text:span><text:span text:style-name="T13">}</text:span><text:span text:style-name="T8">) / (q * D)</text:span><text:span text:style-name="T10">, </text:span><text:span text:style-name="T8">to be maximized</text:span></text:p>
      <text:p text:style-name="P57"><text:span text:style-name="T8">with q_ij = 1 – F_ij</text:span><text:span text:style-name="T13">{</text:span><text:span text:style-name="T8">s</text:span><text:span text:style-name="T13">}</text:span><text:span text:style-name="T8"> </text:span><text:span text:style-name="T12">the fraction of selected progeny for each cross (variable between crosses)</text:span></text:p>
      <text:p text:style-name="P36">with s is the selection threshold verifying the equality Sum_i Sum_j q_ij*D_ij = q*D</text:p>
      <text:p text:style-name="P57"><text:span text:style-name="T8">with <text:s/>UC_ij_</text:span><text:span text:style-name="T13">{</text:span><text:span text:style-name="T8">q_ij</text:span><text:span text:style-name="T13">}</text:span><text:span text:style-name="T8"> </text:span><text:span text:style-name="T12">= PM_ij + int</text:span><text:span text:style-name="T13">{</text:span><text:span text:style-name="T12">q_ij</text:span><text:span text:style-name="T13">} </text:span><text:span text:style-name="T12">* sigma_ij the expected mean of the q_ij best progeny of the cross P_i*P_j</text:span></text:p>
      <text:p text:style-name="P37">with q the selection rate within all progeny of the mating plan</text:p>
      <text:p text:style-name="P37">with D the total number of progeny derived from the mating plan</text:p>
      <text:list xml:id="list57495985" text:style-name="L6">
        <text:list-item>
          <text:p text:style-name="P67"><text:span text:style-name="T9">model 6 = </text:span><text:span text:style-name="T12">UC3 version 2</text:span></text:p>
        </text:list-item>
      </text:list>
      <text:p text:style-name="P33"><text:span text:style-name="T46">F</text:span>itness <text:span text:style-name="T46">F6 = (Sum_i Sum_j </text:span>U<text:span text:style-name="T46">C_</text:span>ij<text:span text:style-name="T48">{q_ij} </text:span>* q_ij * <text:s/>D_ij) if q_ij * D_ij &gt;= 1<text:span text:style-name="T40"> else UC_ij</text:span><text:span text:style-name="T43">{q_ij}</text:span><text:span text:style-name="T40"> * 0.1) / </text:span><text:span text:style-name="T42">(</text:span><text:span text:style-name="T41">q * D</text:span><text:span text:style-name="T42">), </text:span><text:span text:style-name="T44">to be maximized</text:span></text:p>
      <text:list xml:id="list1850270741" text:style-name="L7">
        <text:list-item>
          <text:p text:style-name="P70">model 7 = <text:span text:style-name="T47">UC3 version 3</text:span></text:p>
        </text:list-item>
      </text:list>
      <text:p text:style-name="P35"><text:span text:style-name="T47">Fitness F7</text:span> = <text:span text:style-name="T47">(Sum_i Sum_j </text:span>UC_ij<text:span text:style-name="T48">{q_ij} </text:span>* max(q_ij ; 0.001) * D_ij<text:span text:style-name="T47">) / (q * D)</text:span><text:span text:style-name="T42">, </text:span><text:span text:style-name="T44">to be maximized</text:span></text:p>
      <text:list xml:id="list2228034769" text:style-name="L8">
        <text:list-item>
          <text:p text:style-name="P68"><text:span text:style-name="T9">model 8 = </text:span><text:span text:style-name="T13">UC3 version 4</text:span></text:p>
        </text:list-item>
      </text:list>
      <text:p text:style-name="P35"><text:soft-page-break/><text:span text:style-name="T47">Fitness F8: Sum_i Sum_j (</text:span>U<text:span text:style-name="T47">C_</text:span>ij<text:span text:style-name="T48">{q_ij}</text:span> * q_ij * D_ij if q_ij*D_ij &gt;= 1 else UC_<text:span text:style-name="T47">ij{q_ij}</text:span> * 0.01 * D_ij<text:span text:style-name="T47">) / (q * D)</text:span><text:span text:style-name="T42">, </text:span><text:span text:style-name="T44">to be maximized</text:span></text:p>
      <text:list xml:id="list3584021987" text:style-name="L9">
        <text:list-item>
          <text:p text:style-name="P69"><text:span text:style-name="T9">model 9 = </text:span><text:span text:style-name="T13">UC</text:span><text:span text:style-name="T15">1 or UC2</text:span><text:span text:style-name="T13"> (similar to model 4)</text:span></text:p>
        </text:list-item>
      </text:list>
      <text:p text:style-name="P59"><text:span text:style-name="T13">F</text:span><text:span text:style-name="T8">itness F9: Sum_i Sum_j UC_ij</text:span><text:span text:style-name="T14">{</text:span><text:span text:style-name="T8">q</text:span><text:span text:style-name="T14">}</text:span><text:span text:style-name="T8"> * D_ij</text:span><text:span text:style-name="T16">, </text:span><text:span text:style-name="T17">to be maximized</text:span></text:p>
      <text:p text:style-name="P42"># Number of Dij</text:p>
      <text:p text:style-name="P24"><text:span text:style-name="T21">pD 3300 </text:span><text:span text:style-name="T25">D = total number of progeny</text:span></text:p>
      <text:p text:style-name="P42"># Min of Dij</text:p>
      <text:p text:style-name="P24"><text:span text:style-name="T21">pDmin 5 </text:span><text:span text:style-name="T25">Dmin = min progeny for choosen crosses</text:span></text:p>
      <text:p text:style-name="P42"># Max of Dij</text:p>
      <text:p text:style-name="P24"><text:span text:style-name="T21">pDmax 60 </text:span><text:span text:style-name="T25">Dmax = max progeny for choosen crosses</text:span></text:p>
      <text:p text:style-name="P42"># Min number of Dij&lt;&gt;0</text:p>
      <text:p text:style-name="P24"><text:span text:style-name="T21">pKm 200 </text:span><text:span text:style-name="T25">Kmin = min number of crosses</text:span></text:p>
      <text:p text:style-name="P42"># Max number of Dij&lt;&gt;0</text:p>
      <text:p text:style-name="P24"><text:span text:style-name="T21">pKp 300 </text:span><text:span text:style-name="T25">Kmax = max number of crosses</text:span></text:p>
      <text:p text:style-name="P42"># Max number of offspring/parent</text:p>
      <text:p text:style-name="P24"><text:span text:style-name="T21">pCmax 250 </text:span><text:span text:style-name="T25">Cmax = max number of progeny per parent</text:span></text:p>
      <text:p text:style-name="P42"># Min number of parents&lt;&gt;0</text:p>
      <text:p text:style-name="P24"><text:span text:style-name="T21">pMin 10 </text:span><text:span text:style-name="T25">Pmin = min number of parents</text:span></text:p>
      <text:p text:style-name="P42"># Max number of parents&lt;&gt;0</text:p>
      <text:p text:style-name="P24"><text:span text:style-name="T21">pMax 129 </text:span><text:span text:style-name="T25">Pmax = max number of parents</text:span></text:p>
      <text:p text:style-name="P42"># Print frequency</text:p>
      <text:p text:style-name="P24"><text:span text:style-name="T21">freq 10 </text:span><text:span text:style-name="T25">print results on the screen every 10 generations</text:span></text:p>
      <text:p text:style-name="P42"># q value</text:p>
      <text:p text:style-name="P24"><text:span text:style-name="T21">q 0.07 </text:span><text:span text:style-name="T25">to compute fitnesses of model 5-8</text:span></text:p>
      <text:p text:style-name="P42"># distance type</text:p>
      <text:p text:style-name="P42">dis 2 </text:p>
      <text:p text:style-name="P30"><text:soft-page-break/>distance = allow to identify clusters of good solutions <text:span text:style-name="T36">(=good mating plans) </text:span>in the space of possibilities</text:p>
      <text:p text:style-name="P30">dis 1 = considering two mating plans, each <text:span text:style-name="T36">cross</text:span> having more than one progeny in mating plan 1 and 0 progeny in mating plan 2 → add a quantity of +1 to the distance. Total distance = number of different <text:span text:style-name="T36">chosen</text:span> crosses in mating plan 1 and mating plan 2</text:p>
      <text:p text:style-name="P31">dis 2 = <text:span text:style-name="T26">considering two mating plans, each cross having more than </text:span>Dmax/2<text:span text:style-name="T26"> progeny in mating plan 1 and 0 progeny in mating plan 2 → add a quantity of +1 to the distance. Total distance = number of different chosen crosses in mating plan 1 and mating plan 2 </text:span>divided by Kmax</text:p>
      <text:p text:style-name="P30"><text:span text:style-name="T21"><text:s/></text:span><text:span text:style-name="T22"># output directory</text:span></text:p>
      <text:p text:style-name="P42">outdir RES400</text:p>
      <text:p text:style-name="P39"><text:span text:style-name="T23">Step 2 :C</text:span><text:span text:style-name="T21">onfiguration file </text:span><text:span text:style-name="T23">for genetic algorithm</text:span></text:p>
      <text:p text:style-name="P42">cat general.cfg</text:p>
      <text:p text:style-name="P42"># ===========================</text:p>
      <text:p text:style-name="P42"># Fichier de config pour AGN</text:p>
      <text:p text:style-name="P42"># ===========================</text:p>
      <text:p text:style-name="P42"># (int) : 0, 1, 2,...</text:p>
      <text:p text:style-name="P42"># (float) : 0.0, 1.23456</text:p>
      <text:p text:style-name="P42"># (bool) : (true, false)</text:p>
      <text:p text:style-name="P42"># (string) : foo_string</text:p>
      <text:p text:style-name="P42"># Nbre de generations (int) :</text:p>
      <text:p text:style-name="P24"><text:span text:style-name="T21">nbgens <text:s/>10000<text:tab/></text:span><text:span text:style-name="T27"> # number of generations</text:span></text:p>
      <text:p text:style-name="P42"># Nbre de chromosomes (int) :</text:p>
      <text:p text:style-name="P24"><text:span text:style-name="T21">nbelems 100 </text:span><text:span text:style-name="T27"># number of population units = number of tested mating plans per generation</text:span></text:p>
      <text:p text:style-name="P42"># Taux de Crossing (float) :</text:p>
      <text:p text:style-name="P24"><text:span text:style-name="T21">pcross 0.3</text:span> <text:span text:style-name="T27"># ~ crossover rate</text:span></text:p>
      <text:p text:style-name="P42"># Taux de Mutation (float) :</text:p>
      <text:p text:style-name="P24"><text:soft-page-break/><text:span text:style-name="T21">pmut <text:s/>0.5 </text:span><text:span text:style-name="T27"># ~ mutation rate</text:span></text:p>
      <text:p text:style-name="P25"><text:span text:style-name="T21"># Type de Scaling (int) </text:span><text:span text:style-name="T27"># help to perform selection among best population units</text:span></text:p>
      <text:p text:style-name="P42"># (0=none, 1=sigma truncation, 2=power low) :</text:p>
      <text:p text:style-name="P42">scaling <text:s/>1 </text:p>
      <text:p text:style-name="P27"><text:span text:style-name="T27">s</text:span>caling 1 = <text:span text:style-name="T28">fitness</text:span> of <text:span text:style-name="T30">each</text:span> population <text:span text:style-name="T30">unit</text:span> <text:span text:style-name="T28">is</text:span> translated to fitness - 2sd(fitness<text:span text:style-name="T28">es</text:span>)</text:p>
      <text:p text:style-name="P24"><text:span text:style-name="T21"># Elitisme (bool) : </text:span><text:span text:style-name="T28"># save the best population unit of each generation</text:span></text:p>
      <text:p text:style-name="P42">elitist <text:s/>true <text:s text:c="8"/></text:p>
      <text:p text:style-name="P42"/>
      <text:p text:style-name="P42"># Sharing (float) :</text:p>
      <text:p text:style-name="P24"><text:span text:style-name="T21">sharing <text:s/>0.9 </text:span><text:span text:style-name="T28"># <text:s/>unsure</text:span></text:p>
      <text:p text:style-name="P42"/>
      <text:p text:style-name="P42"># Complex Sharing computation (float) </text:p>
      <text:p text:style-name="P42"># If 0.0 then adaptive sharing, else value of dmax :</text:p>
      <text:p text:style-name="P24"><text:span text:style-name="T21">complex_sharing <text:s/>0.01 </text:span><text:span text:style-name="T28"># minimal distance between clusters </text:span></text:p>
      <text:p text:style-name="P42"># Evolutive (bool) :</text:p>
      <text:p text:style-name="P24"><text:span text:style-name="T21">evolutive <text:s/>false </text:span><text:span text:style-name="T28"># same fitness function for the whole process</text:span></text:p>
      <text:p text:style-name="P42"/>
      <text:p text:style-name="P42"># Seed for the random generator</text:p>
      <text:p text:style-name="P42">seed <text:s/>123</text:p>
      <text:p text:style-name="P42"/>
      <text:p text:style-name="P42"># Alpha for simplex</text:p>
      <text:p text:style-name="P24"><text:span text:style-name="T21">simp_alpha <text:s/>0.0 </text:span><text:span text:style-name="T28">#not used</text:span></text:p>
      <text:p text:style-name="P42"/>
      <text:p text:style-name="P42"># Precision for simplex</text:p>
      <text:p text:style-name="P25"><text:span text:style-name="T21">simp_precision <text:s/>0.0 </text:span><text:span text:style-name="T28">#not used</text:span></text:p>
      <text:p text:style-name="P42"><text:soft-page-break/></text:p>
      <text:p text:style-name="P42"># Nb max iter for simplex</text:p>
      <text:p text:style-name="P25"><text:span text:style-name="T21">simp_iterations <text:s/>0 </text:span><text:span text:style-name="T28">#not used</text:span></text:p>
      <text:p text:style-name="P42"/>
      <text:p text:style-name="P42">#Nb cores. Set to the number of cores of your CPU. If &gt;1, use Parmap</text:p>
      <text:p text:style-name="P25"><text:span text:style-name="T21">ncores 4 </text:span><text:span text:style-name="T28">#will probably not work on genotool</text:span></text:p>
      <text:p text:style-name="P42"/>
      <text:p text:style-name="P42"># EOF</text:p>
      <text:p text:style-name="P42"/>
      <text:p text:style-name="P42"/>
      <text:p text:style-name="P40"><text:span text:style-name="T21">Step </text:span><text:span text:style-name="T24">3</text:span><text:span text:style-name="T21"> : other input files</text:span></text:p>
      <text:p text:style-name="P50">head tab2_expected_best_order_statistic.txt</text:p>
      <text:p text:style-name="P27"><text:tab/>column 1 = dij (integer). Should vary from 0 to D</text:p>
      <text:p text:style-name="P27"><text:tab/>column 2 = int_best_dij (float) = expected value of the best order statistic among dij <text:tab/>random variable</text:p>
      <text:p text:style-name="P27"><text:tab/>dimensions of file : nrows = D+1 ; ncolumns= 2</text:p>
      <text:p text:style-name="P43">head tab3_selection_intensity.txt</text:p>
      <text:p text:style-name="P27"><text:span text:style-name="T21"><text:tab/></text:span>column 1 = qij (float) = proportion of selected individuals. Should vary from 0 to 1 by <text:tab/>small steps (example : step = 0.0001)</text:p>
      <text:p text:style-name="P27"><text:tab/>column 2 = int_qij (float) = selection intensity corresponding to qij</text:p>
      <text:p text:style-name="P27"><text:tab/>dimensions of file : nrows = 1001 +1 ; ncolumns =2)</text:p>
      <text:p text:style-name="P43"/>
      <text:p text:style-name="P40"><text:span text:style-name="T21">Step </text:span><text:span text:style-name="T24">4</text:span><text:span text:style-name="T21"> : run the genetic algorithm</text:span></text:p>
      <text:p text:style-name="P27"><text:span text:style-name="T21">./test.opt -c <text:s/></text:span><text:span text:style-name="T22">config400.cfg</text:span></text:p>
      <text:p text:style-name="P28"><text:span text:style-name="T20">Y</text:span>ou can stop <text:span text:style-name="T28">whenever you want, or set nbgens in general.cfg</text:span></text:p>
      <text:p text:style-name="P47">Step 4 ; outputs files</text:p>
      <text:p text:style-name="P44"><text:soft-page-break/>cd RES400</text:p>
      <text:p text:style-name="P32">resag1.csv = best mating plan according the model you choose (here 1 refers to model 1). First show the fitness values for this model, then for the other models, and finally give the best mating plan</text:p>
      <text:p text:style-name="P32">P1 = ID parent 1</text:p>
      <text:p text:style-name="P32">P2 = ID parent 2</text:p>
      <text:p text:style-name="P32">nbprogeny = Dij = number of progeny allocated to P1*P2</text:p>
      <text:p text:style-name="P32">resshare_1_20best_Dij.csv  = best mating plans of the top 20 clusters</text:p>
      <text:p text:style-name="P32">resshare_1_20best_fitness.csv = fitnesses </text:p>
      <text:p text:style-name="P32">resshare_1_20best_parents.csv =parents used </text:p>
      <text:p text:style-name="P32">resshare_1_20best_recap.csv = statistics on the fitness</text:p>
      <text:p text:style-name="P32"/>
      <text:p text:style-name="P32">The same for all the clusters</text:p>
      <text:p text:style-name="P32">resshare_1_all_Dij.csv </text:p>
      <text:p text:style-name="P32">resshare_1_all_fitness.csv </text:p>
      <text:p text:style-name="P32">resshare_1_all_parents.csv </text:p>
      <text:p text:style-name="P32">resshare_1_all_recap.csv </text:p>
      <text:p text:style-name="P32">and finally, evolution1.csv give evolution of fitness during genetic algorithme</text:p>
      <text:p text:style-name="P47">Step 5 : linear solver</text:p>
      <text:p text:style-name="P32">For models 1,2,4,9 only</text:p>
      <text:p text:style-name="P32">lpcreate builds equations for linear solver <text:span text:style-name="T36">and save them in</text:span> file alice.lp</text:p>
      <text:p text:style-name="P32"><text:span text:style-name="T21">./lpcreate </text:span><text:span text:style-name="T22">config400.cfg</text:span></text:p>
      <text:p text:style-name="P32"><text:span text:style-name="T22">lp_solve alice.lp </text:span><text:span text:style-name="T21">&gt; best_mating_plan_model1.txt</text:span></text:p>
      <text:p text:style-name="P32">In the output, there are results for all variables.</text:p>
      <text:p text:style-name="P32">X variables gives the number of progeny per cross</text:p>
      <text:p text:style-name="P32">crosses are sorted based on input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7T11:45:28.749301547</meta:creation-date>
    <meta:generator>LibreOffice/6.0.7.3$Linux_X86_64 LibreOffice_project/00m0$Build-3</meta:generator>
    <dc:date>2022-03-25T17:36:26.062933716</dc:date>
    <meta:editing-duration>PT11H3M41S</meta:editing-duration>
    <meta:editing-cycles>21</meta:editing-cycles>
    <meta:document-statistic meta:table-count="0" meta:image-count="0" meta:object-count="0" meta:page-count="12" meta:paragraph-count="214" meta:word-count="2104" meta:character-count="13019" meta:non-whitespace-character-count="11040"/>
  </office:meta>
</office:document-meta>
</file>